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mplateItem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empla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Item.equals( Object o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RLTemplate.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emplate.verify( Collection knownTokens , Collection requiredToken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URLTemplate.appendToResult( InternalStringBuilder result , String valu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URLTemplate.URLTemplate( String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emplate.ge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emplate.URLTemplate( String template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Templat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mplateItem.is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emplate.setTemplate( String templ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LTemplate.substitute( String token ,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Template.substitute( Map tokensAnd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Templat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emplate.format( boolean removeUnsetToken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TemplateItem.TemplateItem( String value , boolean isTok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mplateItem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Template.substitute( String token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Template.URLTemplate( URLTemplate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Template.parseTempl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